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0.988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1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0.988cm" svg:x="0cm" svg:y="0cm" presentation:class="title" presentation:user-transformed="true">
          <draw:text-box>
            <text:p text:style-name="P1"><text:span text:style-name="T1">Jak łania pragnie</text:span><text:span text:style-name="T1"><text:line-break/></text:span><text:span text:style-name="T1">wody ze strumieni,</text:span><text:span text:style-name="T1"><text:line-break/></text:span><text:span text:style-name="T1">Moja dusza pragnie Cię.</text:span><text:span text:style-name="T1"><text:line-break/></text:span><text:span text:style-name="T1">Tylko Ty jesteś</text:span><text:span text:style-name="T1"><text:line-break/></text:span><text:span text:style-name="T1">moim pragnieniem,</text:span><text:span text:style-name="T1"><text:line-break/></text:span><text:span text:style-name="T1">Zawsze chcę</text:span><text:span text:style-name="T1"><text:line-break/></text:span><text:span text:style-name="T1">uwielbiać C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1"><text:span text:style-name="T1">Tylko Ty</text:span><text:span text:style-name="T1"><text:line-break/></text:span><text:span text:style-name="T1">jesteś mocą mą,</text:span><text:span text:style-name="T1"><text:line-break/></text:span><text:span text:style-name="T1">Twoja wola wolą mą.</text:span><text:span text:style-name="T1"><text:line-break/></text:span><text:span text:style-name="T1">Tylko Ty jesteś</text:span><text:span text:style-name="T1"><text:line-break/></text:span><text:span text:style-name="T1">moim pragnieniem,</text:span><text:span text:style-name="T1"><text:line-break/></text:span><text:span text:style-name="T1">Zawsze chcę</text:span><text:span text:style-name="T1"><text:line-break/></text:span><text:span text:style-name="T1">uwielbiać C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25T17:35:56</meta:creation-date>
    <dc:date>2013-04-30T19:27:33.48</dc:date>
    <dc:language>pl-PL</dc:language>
    <meta:editing-cycles>10</meta:editing-cycles>
    <meta:editing-duration>PT6M28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